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awasdee" svg:font-family="Sawasdee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02cm" svg:stroke-color="#000000" draw:marker-start-width="0.352cm" draw:marker-end-width="0.352cm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width="0.102cm" draw:marker-start-width="0.352cm" draw:marker-end-width="0.352cm" draw:fill="none" fo:min-height="0.713cm"/>
    </style:style>
    <style:style style:name="gr5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  <style:text-properties style:font-name="Sawasdee" fo:font-size="40pt" fo:font-weight="bold" style:font-size-asian="40pt" style:font-weight-asian="bold" style:font-size-complex="40pt" style:font-weight-complex="bold"/>
    </style:style>
    <style:style style:name="P2" style:family="paragraph">
      <style:text-properties style:font-name="Sawasdee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  <style:text-properties fo:font-weight="normal"/>
    </style:style>
    <style:style style:name="P4" style:family="paragraph">
      <style:text-properties fo:font-size="14pt" fo:font-weight="normal" style:font-size-asian="14pt" style:font-size-complex="14pt"/>
    </style:style>
    <style:style style:name="P5" style:family="paragraph">
      <style:text-properties style:font-name="Sawasdee" fo:font-weight="bold" style:font-weight-asian="bold" style:font-weight-complex="bold"/>
    </style:style>
    <style:style style:name="T1" style:family="text">
      <style:text-properties style:font-name="Sawasde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Sawasdee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472cm" svg:height="2.36cm" svg:x="8.085cm" svg:y="1.598cm">
          <draw:text-box>
            <text:p text:style-name="P1"><text:span text:style-name="T1">Mobiles</text:span></text:p>
          </draw:text-box>
        </draw:frame>
        <draw:g>
          <draw:line draw:style-name="gr2" draw:text-style-name="P3" draw:layer="layout" svg:x1="8.905cm" svg:y1="3.235cm" svg:x2="8.892cm" svg:y2="5.382cm">
            <text:p/>
          </draw:line>
          <draw:line draw:style-name="gr2" draw:text-style-name="P3" draw:layer="layout" svg:x1="6.097cm" svg:y1="5.532cm" svg:x2="18.228cm" svg:y2="5.482cm">
            <text:p/>
          </draw:line>
          <draw:line draw:style-name="gr2" draw:text-style-name="P3" draw:layer="layout" svg:x1="18.277cm" svg:y1="5.482cm" svg:x2="18.277cm" svg:y2="6.53cm">
            <text:p/>
          </draw:line>
          <draw:frame draw:style-name="gr3" draw:text-style-name="P4" draw:layer="layout" svg:width="0.777cm" svg:height="0.806cm" svg:x="12.449cm" svg:y="5.44cm">
            <draw:text-box>
              <text:p text:style-name="P4"><text:span text:style-name="T2">4</text:span></text:p>
            </draw:text-box>
          </draw:frame>
          <draw:frame draw:style-name="gr4" draw:text-style-name="P4" draw:layer="layout" svg:width="0.853cm" svg:height="0.963cm" svg:x="7.232cm" svg:y="5.44cm">
            <draw:text-box>
              <text:p text:style-name="P4"><text:span text:style-name="T2">1</text:span></text:p>
            </draw:text-box>
          </draw:frame>
          <draw:custom-shape draw:style-name="gr5" draw:text-style-name="P3" draw:layer="layout" svg:width="1.098cm" svg:height="1.048cm" svg:x="17.691cm" svg:y="6.53cm">
            <text:p text:style-name="P3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3.002cm" svg:y1="7.778cm" svg:x2="14.146cm" svg:y2="7.778cm">
            <text:p/>
          </draw:line>
          <draw:g>
            <draw:line draw:style-name="gr2" draw:text-style-name="P3" draw:layer="layout" svg:x1="14.133cm" svg:y1="7.779cm" svg:x2="14.133cm" svg:y2="8.827cm">
              <text:p/>
            </draw:line>
            <draw:custom-shape draw:style-name="gr5" draw:text-style-name="P3" draw:layer="layout" svg:width="1.098cm" svg:height="1.048cm" svg:x="13.598cm" svg:y="8.828cm">
              <text:p text:style-name="P3">1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2" draw:text-style-name="P3" draw:layer="layout" svg:x1="14.134cm" svg:y1="7.78cm" svg:x2="14.134cm" svg:y2="8.828cm">
              <text:p/>
            </draw:line>
            <draw:custom-shape draw:style-name="gr5" draw:text-style-name="P3" draw:layer="layout" svg:width="1.098cm" svg:height="1.048cm" svg:x="13.599cm" svg:y="8.829cm">
              <text:p text:style-name="P3">1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line draw:style-name="gr2" draw:text-style-name="P3" draw:layer="layout" svg:x1="3.05cm" svg:y1="7.827cm" svg:x2="3.05cm" svg:y2="8.875cm">
              <text:p/>
            </draw:line>
            <draw:custom-shape draw:style-name="gr5" draw:text-style-name="P3" draw:layer="layout" svg:width="1.945cm" svg:height="1.845cm" svg:x="2.067cm" svg:y="8.877cm">
              <text:p text:style-name="P3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4" draw:text-style-name="P4" draw:layer="layout" svg:width="0.853cm" svg:height="0.963cm" svg:x="4.236cm" svg:y="7.737cm">
            <draw:text-box>
              <text:p text:style-name="P4"><text:span text:style-name="T2">1</text:span></text:p>
            </draw:text-box>
          </draw:frame>
          <draw:frame draw:style-name="gr3" draw:text-style-name="P4" draw:layer="layout" svg:width="0.777cm" svg:height="0.806cm" svg:x="9.403cm" svg:y="7.878cm">
            <draw:text-box>
              <text:p text:style-name="P4"><text:span text:style-name="T2">3</text:span></text:p>
            </draw:text-box>
          </draw:frame>
          <draw:line draw:style-name="gr2" draw:text-style-name="P3" draw:layer="layout" svg:x1="6.06cm" svg:y1="5.533cm" svg:x2="6.047cm" svg:y2="7.68cm">
            <text:p/>
          </draw:line>
        </draw:g>
        <draw:frame draw:style-name="gr6" draw:text-style-name="P5" draw:layer="layout" svg:width="16.274cm" svg:height="4.063cm" svg:x="2.658cm" svg:y="11.732cm">
          <draw:text-box>
            <text:p text:style-name="P5"><text:span text:style-name="T3">Mobiles is an action puzzle game! </text:span></text:p>
            <text:p text:style-name="P5"><text:span text:style-name="T3"/></text:p>
            <text:p text:style-name="P5"><text:span text:style-name="T3">Players use available pieces to quickly build balanced hanging mobile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Sawasdee" svg:font-family="Sawasdee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9T12:07:09.119338375</meta:creation-date>
    <dc:date>2016-02-09T13:18:43.898609160</dc:date>
    <meta:editing-duration>PT40M44S</meta:editing-duration>
    <meta:editing-cycles>6</meta:editing-cycles>
    <meta:generator>LibreOffice/4.2.8.2$Linux_X86_64 LibreOffice_project/420m0$Build-2</meta:generator>
    <meta:document-statistic meta:object-count="21"/>
  </office:meta>
</office:document-meta>
</file>